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Todo‘s für den nächsten Meilenstein</text:h>
      <text:p text:style-name="Normal">Adresse<text:s/>überarbeiten! -&gt; Kunde<text:s/>Adresse<text:s/>und Bestellung</text:p>
      <text:p text:style-name="Normal">Artikel Buch Hörbuch Generalisierung überarbeiten.</text:p>
      <text:p text:style-name="Normal">Disjunkt vollständige<text:s/>Vererbung<text:s/></text:p>
      <text:p text:style-name="Normal">Delete<text:s/>Autor<text:s/>überarbeiten</text:p>
      <text:p text:style-name="Normal">Email bevor löschen</text:p>
      <text:p text:style-name="Normal">Show<text:s/>Penting<text:s/>Orders<text:s/>ändern zu einfach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nnis Kliewer</meta:initial-creator>
    <dc:creator>Dennis Kliewer</dc:creator>
    <meta:creation-date>2022-04-27T13:17:00Z</meta:creation-date>
    <dc:date>2022-04-27T16:49:00Z</dc:date>
    <meta:template xlink:href="Normal" xlink:type="simple"/>
    <meta:editing-cycles>1</meta:editing-cycles>
    <meta:editing-duration>PT0S</meta:editing-duration>
    <meta:document-statistic meta:page-count="1" meta:paragraph-count="1" meta:word-count="35" meta:character-count="258" meta:row-count="1" meta:non-whitespace-character-count="224"/>
  </office:meta>
</office:document-meta>
</file>